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IAZ SIFUENTES, LEN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1642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178397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IAZ SIFUENTES, LEN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4164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178397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VARGAS ROSALES, TERCERO MILTO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61463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841642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8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09/2021</text:p>
          </table:table-cell>
          <table:table-cell table:style-name="Tabla2.A3" office:value-type="string">
            <text:p text:style-name="P22">904728</text:p>
          </table:table-cell>
          <table:table-cell table:style-name="Tabla2.D3" office:value-type="string">
            <text:p text:style-name="P23">12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1:09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